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6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hysics Complexity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8"/>
          <table:table-cell table:formula="of:=LOG(10)/LOG(2;10)" office:value-type="float" office:value="3.32192809488736">
            <text:p>3,3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ntities</text:p>
          </table:table-cell>
          <table:table-cell office:value-type="string">
            <text:p>nb overlap test</text:p>
          </table:table-cell>
          <table:table-cell table:number-columns-repeated="5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D13]*6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700">
            <text:p>700</text:p>
          </table:table-cell>
          <table:table-cell table:formula="of:=[.D14]*66" office:value-type="float" office:value="1650">
            <text:p>1650</text:p>
          </table:table-cell>
          <table:table-cell table:formula="of:=10*[.D14]*LOG([.D14];10)/LOG(2;10)" office:value-type="float" office:value="1160.96404744368">
            <text:p>1160,96</text:p>
          </table:table-cell>
          <table:table-cell table:formula="of:=[.D14]*[.D14]/2" office:value-type="float" office:value="312.5">
            <text:p>312,5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table:number-columns-repeated="3"/>
          <table:table-cell office:value-type="float" office:value="49">
            <text:p>49</text:p>
          </table:table-cell>
          <table:table-cell office:value-type="float" office:value="1979">
            <text:p>1979</text:p>
          </table:table-cell>
          <table:table-cell table:formula="of:=[.D15]*66" office:value-type="float" office:value="3234">
            <text:p>3234</text:p>
          </table:table-cell>
          <table:table-cell table:formula="of:=10*[.D15]*LOG([.D15];10)/LOG(2;10)" office:value-type="float" office:value="2751.20782361645">
            <text:p>2751,21</text:p>
          </table:table-cell>
          <table:table-cell table:formula="of:=[.D15]*[.D15]/2" office:value-type="float" office:value="1200.5">
            <text:p>1200,5</text:p>
          </table:table-cell>
          <table:table-cell/>
          <table:table-cell office:value-type="float" office:value="17">
            <text:p>17</text:p>
          </table:table-cell>
        </table:table-row>
        <table:table-row table:style-name="ro1">
          <table:table-cell table:number-columns-repeated="3"/>
          <table:table-cell office:value-type="float" office:value="64">
            <text:p>64</text:p>
          </table:table-cell>
          <table:table-cell office:value-type="float" office:value="3600">
            <text:p>3600</text:p>
          </table:table-cell>
          <table:table-cell table:formula="of:=[.D16]*66" office:value-type="float" office:value="4224">
            <text:p>4224</text:p>
          </table:table-cell>
          <table:table-cell table:formula="of:=10*[.D16]*LOG([.D16];10)/LOG(2;10)" office:value-type="float" office:value="3840">
            <text:p>3840</text:p>
          </table:table-cell>
          <table:table-cell table:formula="of:=[.D16]*[.D16]/2" office:value-type="float" office:value="2048">
            <text:p>2048</text:p>
          </table:table-cell>
          <table:table-cell/>
          <table:table-cell office:value-type="float" office:value="22">
            <text:p>22</text:p>
          </table:table-cell>
        </table:table-row>
        <table:table-row table:style-name="ro1">
          <table:table-cell table:number-columns-repeated="3"/>
          <table:table-cell office:value-type="float" office:value="81">
            <text:p>81</text:p>
          </table:table-cell>
          <table:table-cell office:value-type="float" office:value="5139">
            <text:p>5139</text:p>
          </table:table-cell>
          <table:table-cell table:formula="of:=[.D17]*66" office:value-type="float" office:value="5346">
            <text:p>5346</text:p>
          </table:table-cell>
          <table:table-cell table:formula="of:=10*[.D17]*LOG([.D17];10)/LOG(2;10)" office:value-type="float" office:value="5135.27850233655">
            <text:p>5135,28</text:p>
          </table:table-cell>
          <table:table-cell table:formula="of:=[.D17]*[.D17]/2" office:value-type="float" office:value="3280.5">
            <text:p>3280,5</text:p>
          </table:table-cell>
          <table:table-cell/>
          <table:table-cell office:value-type="float" office:value="23">
            <text:p>23</text:p>
          </table:table-cell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6657">
            <text:p>6657</text:p>
          </table:table-cell>
          <table:table-cell table:formula="of:=[.D18]*66" office:value-type="float" office:value="6600">
            <text:p>6600</text:p>
          </table:table-cell>
          <table:table-cell table:formula="of:=10*[.D18]*LOG([.D18];10)/LOG(2;10)" office:value-type="float" office:value="6643.85618977473">
            <text:p>6643,86</text:p>
          </table:table-cell>
          <table:table-cell table:formula="of:=[.D18]*[.D18]/2" office:value-type="float" office:value="5000">
            <text:p>5000</text:p>
          </table:table-cell>
          <table:table-cell/>
          <table:table-cell office:value-type="float" office:value="25">
            <text:p>25</text:p>
          </table:table-cell>
        </table:table-row>
        <table:table-row table:style-name="ro1">
          <table:table-cell table:number-columns-repeated="3"/>
          <table:table-cell office:value-type="float" office:value="121">
            <text:p>121</text:p>
          </table:table-cell>
          <table:table-cell office:value-type="float" office:value="7967">
            <text:p>7967</text:p>
          </table:table-cell>
          <table:table-cell table:formula="of:=[.D19]*66" office:value-type="float" office:value="7986">
            <text:p>7986</text:p>
          </table:table-cell>
          <table:table-cell table:formula="of:=10*[.D19]*LOG([.D19];10)/LOG(2;10)" office:value-type="float" office:value="8371.82451710226">
            <text:p>8371,82</text:p>
          </table:table-cell>
          <table:table-cell table:formula="of:=[.D19]*[.D19]/2" office:value-type="float" office:value="7320.5">
            <text:p>7320,5</text:p>
          </table:table-cell>
          <table:table-cell/>
          <table:table-cell office:value-type="float" office:value="23">
            <text:p>2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>
            <draw:frame table:end-cell-address="'Physics Complexity'.K60" table:end-x="2.137cm" table:end-y="0.051cm" draw:z-index="0" draw:style-name="gr1" draw:text-style-name="P1" svg:width="24.3cm" svg:height="17.438cm" svg:x="0.813cm" svg:y="0.226cm">
              <draw:object draw:notify-on-update-of-ranges="'Physics Complexity'.D13:'Physics Complexity'.D19 'Physics Complexity'.E13:'Physics Complexity'.E19 'Physics Complexity'.F13:'Physics Complexity'.F19 'Physics Complexity'.G13:'Physics Complexity'.G19 'Physics Complexity'.H13:'Physics Complexity'.H1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4">24/05/2019</text:date>, <text:time>14:2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1M34S</meta:editing-duration>
    <meta:editing-cycles>13</meta:editing-cycles>
    <meta:generator>OpenOffice/4.1.5$Win32 OpenOffice.org_project/415m1$Build-9789</meta:generator>
    <dc:date>2019-05-24T14:25:13.90</dc:date>
    <dc:creator>Thibault LAINE</dc:creator>
    <meta:document-statistic meta:table-count="3" meta:cell-count="4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301cm" svg:height="17.439cm" xlink:href=".." xlink:type="simple" chart:class="chart:scatter" chart:style-name="ch1">
        <chart:legend chart:legend-position="end" svg:x="21.343cm" svg:y="7.621cm" style:legend-expansion="high" chart:style-name="ch2"/>
        <chart:plot-area chart:style-name="ch3" table:cell-range-address="'Physics Complexity'.D13:'Physics Complexity'.H19" chart:data-source-has-labels="column" svg:x="0.936cm" svg:y="1.527cm" svg:width="19.435cm" svg:height="15.144cm">
          <chartooo:coordinate-region svg:x="1.928cm" svg:y="1.739cm" svg:width="18.163cm" svg:height="14.259cm"/>
          <chart:axis chart:dimension="x" chart:name="primary-x" chart:style-name="ch4" chartooo:axis-type="auto">
            <chart:categories table:cell-range-address="'Physics Complexity'.D13:'Physics Complexity'.D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hysics Complexity'.E13:'Physics Complexity'.E19" chart:class="chart:scatter">
            <chart:domain table:cell-range-address="'Physics Complexity'.D13:'Physics Complexity'.D19"/>
            <chart:data-point chart:repeated="7"/>
          </chart:series>
          <chart:series chart:style-name="ch7" chart:values-cell-range-address="'Physics Complexity'.F13:'Physics Complexity'.F19" chart:class="chart:scatter">
            <chart:data-point chart:repeated="7"/>
          </chart:series>
          <chart:series chart:style-name="ch8" chart:values-cell-range-address="'Physics Complexity'.G13:'Physics Complexity'.G19" chart:class="chart:scatter">
            <chart:data-point chart:repeated="7"/>
          </chart:series>
          <chart:series chart:style-name="ch9" chart:values-cell-range-address="'Physics Complexity'.H13:'Physics Complexity'.H19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Colonne F</text:p>
              </table:table-cell>
              <table:table-cell office:value-type="string">
                <text:p>Colonne G</text:p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hysics Complexity'.D13:'Physics Complexity'.D19</svg:desc>
                </draw:g>
              </table:table-cell>
              <table:table-cell office:value-type="float" office:value="0">
                <text:p>0</text:p>
                <draw:g>
                  <svg:desc>'Physics Complexity'.E13:'Physics Complexity'.E19</svg:desc>
                </draw:g>
              </table:table-cell>
              <table:table-cell office:value-type="float" office:value="0">
                <text:p>0</text:p>
                <draw:g>
                  <svg:desc>'Physics Complexity'.F13:'Physics Complexity'.F19</svg:desc>
                </draw:g>
              </table:table-cell>
              <table:table-cell office:value-type="float" office:value="0">
                <text:p>0</text:p>
                <draw:g>
                  <svg:desc>'Physics Complexity'.G13:'Physics Complexity'.G19</svg:desc>
                </draw:g>
              </table:table-cell>
              <table:table-cell office:value-type="float" office:value="0">
                <text:p>0</text:p>
                <draw:g>
                  <svg:desc>'Physics Complexity'.H13:'Physics Complexity'.H19</svg:desc>
                </draw:g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700">
                <text:p>700</text:p>
              </table:table-cell>
              <table:table-cell office:value-type="float" office:value="1650">
                <text:p>1650</text:p>
              </table:table-cell>
              <table:table-cell office:value-type="float" office:value="1160.96404744368">
                <text:p>1160.96404744368</text:p>
              </table:table-cell>
              <table:table-cell office:value-type="float" office:value="312.5">
                <text:p>312.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979">
                <text:p>1979</text:p>
              </table:table-cell>
              <table:table-cell office:value-type="float" office:value="3234">
                <text:p>3234</text:p>
              </table:table-cell>
              <table:table-cell office:value-type="float" office:value="2751.20782361645">
                <text:p>2751.20782361645</text:p>
              </table:table-cell>
              <table:table-cell office:value-type="float" office:value="1200.5">
                <text:p>1200.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600">
                <text:p>3600</text:p>
              </table:table-cell>
              <table:table-cell office:value-type="float" office:value="4224">
                <text:p>4224</text:p>
              </table:table-cell>
              <table:table-cell office:value-type="float" office:value="3840">
                <text:p>3840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5139">
                <text:p>5139</text:p>
              </table:table-cell>
              <table:table-cell office:value-type="float" office:value="5346">
                <text:p>5346</text:p>
              </table:table-cell>
              <table:table-cell office:value-type="float" office:value="5135.27850233655">
                <text:p>5135.27850233655</text:p>
              </table:table-cell>
              <table:table-cell office:value-type="float" office:value="3280.5">
                <text:p>3280.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657">
                <text:p>6657</text:p>
              </table:table-cell>
              <table:table-cell office:value-type="float" office:value="6600">
                <text:p>6600</text:p>
              </table:table-cell>
              <table:table-cell office:value-type="float" office:value="6643.85618977473">
                <text:p>6643.85618977473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7967">
                <text:p>7967</text:p>
              </table:table-cell>
              <table:table-cell office:value-type="float" office:value="7986">
                <text:p>7986</text:p>
              </table:table-cell>
              <table:table-cell office:value-type="float" office:value="8371.82451710226">
                <text:p>8371.82451710226</text:p>
              </table:table-cell>
              <table:table-cell office:value-type="float" office:value="7320.5">
                <text:p>732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